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LiberationSerif" fo:font-size="12pt" fo:font-weight="normal" style:font-size-asian="12pt" style:font-weight-asian="normal" style:font-weight-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text-properties style:font-name="LiberationSerif" fo:font-size="16pt" fo:font-weight="bold" style:font-size-asian="16pt" style:font-weight-asian="bold" style:font-size-complex="16pt" style:font-weight-complex="bold"/>
    </style:style>
    <style:style style:name="P5" style:family="paragraph" style:parent-style-name="Text_20_body">
      <style:text-properties fo:font-size="12pt" style:font-size-asian="12pt" style:font-size-complex="12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LiberationSerif" fo:font-size="12pt" style:font-size-asian="12pt"/>
    </style:style>
    <style:style style:name="T3" style:family="text">
      <style:text-properties style:font-name="LiberationSerif" fo:font-size="12pt" fo:font-weight="normal" style:font-size-asian="12pt" style:font-weight-asian="normal" style:font-size-complex="12pt" style:font-weight-complex="normal"/>
    </style:style>
    <style:style style:name="T4" style:family="text">
      <style:text-properties style:font-name="Liberation Serif"/>
    </style:style>
    <style:style style:name="T5" style:family="text">
      <style:text-properties style:font-name="Liberation Serif" fo:font-size="12pt" fo:font-weight="normal" style:font-size-asian="12pt" style:font-weight-asian="normal" style:font-weight-complex="normal"/>
    </style:style>
    <style:style style:name="T6" style:family="text">
      <style:text-properties style:font-name="Liberation Serif" fo:font-size="12pt" fo:font-style="italic" fo:font-weight="normal" style:font-size-asian="12pt" style:font-style-asian="italic" style:font-weight-asian="normal" style:font-style-complex="italic" style:font-weight-complex="normal"/>
    </style:style>
    <style:style style:name="T7" style:family="text">
      <style:text-properties style:font-name="Liberation Serif" fo:font-size="12pt" fo:font-style="italic" style:font-size-asian="12pt" style:font-style-asian="italic" style:font-size-complex="12pt" style:font-style-complex="italic"/>
    </style:style>
    <style:style style:name="T8" style:family="text">
      <style:text-properties style:font-name="Liberation Serif" fo:font-size="12pt" fo:font-style="italic" style:font-size-asian="12pt" style:font-style-asian="italic" style:font-style-complex="italic"/>
    </style:style>
    <style:style style:name="T9" style:family="text">
      <style:text-properties style:font-name="Liberation Serif" fo:font-size="12pt" fo:font-style="normal" fo:font-weight="normal" style:font-size-asian="12pt" style:font-style-asian="normal" style:font-weight-asian="normal" style:font-style-complex="normal" style:font-weight-complex="normal"/>
    </style:style>
    <style:style style:name="T10" style:family="text">
      <style:text-properties style:font-name="Liberation Serif" fo:font-size="12pt" style:font-size-asian="12pt"/>
    </style:style>
    <style:style style:name="T11" style:family="text">
      <style:text-properties style:font-name="Liberation Serif" fo:font-size="12pt" style:font-size-asian="12pt" style:font-size-complex="12pt"/>
    </style:style>
    <style:style style:name="T12" style:family="text">
      <style:text-properties style:text-position="super 58%" style:font-name="Liberation Serif" fo:font-size="12pt" fo:font-style="normal" fo:font-weight="normal" style:font-size-asian="12pt" style:font-style-asian="normal" style:font-weight-asian="normal" style:font-style-complex="normal" style:font-weight-complex="normal"/>
    </style:style>
    <style:style style:name="T13" style:family="text">
      <style:text-properties fo:font-size="16pt" fo:font-weight="bold" style:font-size-asian="16pt" style:font-weight-asian="bold"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lazione sul progetto di algoritmi e calcolatori</text:h>
      <text:p text:style-name="P1">Sviluppare un’applicazione per la gestione di basi di dati ha richiesto la risoluzione di due grandi macro-problemi, associabili alla doppia natura del linguaggio che si è cercato di replicare, ovvero SQL. Infatti, seppur si tratta di una versione semplificata del noto linguaggio per la manipolazione delle basi di dati, è stato comunque necessario sviluppare parallelamente sia la componente DDL (Data Definition Language), orientata alla definizione di tutte le strutture che assieme compongono una base di dati, e la componente DML (Data Manipulation Language), dedicata invece alla manipolazione dei dati contenuti nelle strutture definite. L’unione delle due componenti costituisce l’applicazione nella sua interezza.</text:p>
      <text:h text:style-name="Heading_20_2" text:outline-level="2">Strutturazione del programma e dei dati</text:h>
      <text:p text:style-name="Text_20_body"><text:span text:style-name="T1">Il Database: é l'oggetto principale che si occupa di tenere memorizzato una hasmap di tabelle con il tipo astratto Table* e il nome della tabella che funge da chiave per accedere ai valori nella mappa, si occupa anche della gestione delle chiavi esterne e delle referenze, questo é ripetuto anche a livello della tabelle, la scelta di tenere questa ridondanza deriva puramente per un problema a livello del ripristino dello stato precedente in quanto le tabelle sono collegate fisicamente tra di loro tramite puntatori per rappresentare le referenze e risulta quindi impossibile caricare una chiave esterna senza che prima tutte le tabelle del database siano state caricate. </text:span></text:p>
      <text:p text:style-name="Text_20_body"><text:span text:style-name="T1">Table: <text:s/>Il tipo astratto table é pensato per gestire qualunque tipo di tabella, nonostante la scelta di utilizzare solo VectorizedTable e quindi tabelle gestite come vettori di colonne é possibile implementarne anche altri tipi, come ad esempio tabelle composte da hashmap in cui la stringa del nome della colonna ha lo scopo di fungere da chiave per accedere direttamente alla colonna che ha il vantaggio di essere efficiente nelle query su colonne singole, ma svantaggioso nelle query che riguardano piú colonne o tutta la tabella. Si é scelto quindi di tenere allo scopo di produrre codice corretto e funzionale solo la prima implementazione che fá uso di un array di colonne.</text:span></text:p>
      <text:p text:style-name="Text_20_body"><text:span text:style-name="T1">Column: la colonna é rappresentata come array di Pair&lt;Type*,int&gt; quindi é un array di coppie di interi per identificare la posizione dell'elemento all'interno della colonna e un puntatore a un tipo. Si é reso necessario questo procedimento perché le selezioni sulle tabelle non devono cambiare la posizione degli elementi, queste ultime devono infatti sempre essere reperibili e costanti per poter effettuare operazioni congrue, sulla colonna.</text:span></text:p>
      <text:p text:style-name="Text_20_body"><text:span text:style-name="T1">Type: é la classe astratta che rappresenta i singoli tipi, questa interfaccia mette a disposizione i metodi principali per poter manipolare i dati a livello basso. Integer,Float,Date,Time e Text ereditano tutti da questa interfaccia in modo da poter manipolare i dati senza conoscere il tipo a livello di compilazione. Tuttavia questo procedimento richiede che gli operatori di confronto effettuino un dynamic_cast sul tipo passato per parametro, il problema del dynamic_cast é mitigato dalla presenza della funzione getType() che restiuisce il tipo del dato preso in esame in modo da evitare eccezioni non gestibili.</text:span></text:p>
      <text:h text:style-name="Heading_20_3" text:outline-level="3"><text:span text:style-name="T1">Operatori Implementati</text:span></text:h>
      <text:p text:style-name="P5"><text:span text:style-name="T1">Gli operatori implementati sono la selezione per comparazione e quella ad intervalli(BETWEEN). Entrambe producono un array di posizioni che poi verrá passato al metodo select() per poter estrarre </text:span><text:soft-page-break/><text:span text:style-name="T1">una tabella che rappresenti la selezione. Selection supporta gli operatori &amp;&amp; e || corrispondenti a AND e OR che producono una rispettiva selezione che si occupa di controllare se i valori rispettano entrambe o solo una delle condizioni per riga. <text:s/></text:span></text:p>
      <text:h text:style-name="Heading_20_3" text:outline-level="3">Parsing delle query</text:h>
      <text:p text:style-name="P3">Il parser sfrutta un sistema a discesa ricorsiva per controllare la correttezza del comando, il procedimento sfrutta una serie di oggetti funzionali per la parsificazione della query. Il primo è SQLTokenizer che divide le singole parole in token composti da un TAG e una value che contiene una stringa che rappresenta il comando da cui il tag é stato dedotto. Dopodiché SQLlexer gestisce il controllo dal punto di vista sintattico </text:p>
      <text:p text:style-name="P3"><text:tab/><text:tab/>_col(); indica che si aspetta una colonna</text:p>
      <text:p text:style-name="P3"><text:tab/><text:tab/> _table(); indica che si aspetta una tabella</text:p>
      <text:p text:style-name="P3"><text:tab/><text:tab/>_operand(TAG requested); indica che si aspetta un operatore</text:p>
      <text:p text:style-name="P3"><text:tab/><text:tab/>_end(); indica che si aspetta la fine della query</text:p>
      <text:p text:style-name="P3"><text:tab/><text:tab/>_conditions(); indica che si aspetta una tupla {valore,condizione,valore}</text:p>
      <text:p text:style-name="P3"><text:tab/><text:tab/>_optoperand(); indica che si aspetta un operatore opzionale</text:p>
      <text:p text:style-name="P3"><text:tab/><text:tab/> _values(); indica che si aspetta un valore</text:p>
      <text:p text:style-name="P3"><text:tab/><text:tab/>_start(); indica che si aspetta un operatore di inizio</text:p>
      <text:p text:style-name="P3">SQLlexer sfrutta un procedimento di tipo ricorsivo per poter controllare la correttezza sintattica.</text:p>
      <text:p text:style-name="P3">Infine SQLParser esegue i comandi contenuti nella query e si occupa inoltre di controllare che le operazioni non generino eccezioni all'interno del database controllando che semanticamente ci siano le condizioni per poter eseguire il comando. In ogni caso il parser é in grado di gestire anche query multiple purché separate da ';' con l'eccezione dell'ultima query che puó invece essere non essere seguita da nulla, si occuperá il tokenizer di impostare l'ultimo TAG di fine query alla fine del vettore di Token generato.</text:p>
      <text:p text:style-name="P2"><text:s/><text:span text:style-name="T13">Gestione del salvataggio</text:span></text:p>
      <text:p text:style-name="P1"><text:span text:style-name="T3">Il salvataggio avviene mediante documenti xml opportunamente nominati con estensione .DB per rappresentare i dati strettamente appartenenti al database, come ad esempio il nome delle tabelle e le chiavi esterne. Mentre invece per la tabelle si usa l'estensione .table in cui vengono salvati il nome della tabella e i nomi e i tipi delle sue colonne, nonché dei dati corrispondenti.</text:span></text:p>
      <text:h text:style-name="Heading_20_3" text:outline-level="3">Analisi della complessità degli algoritmi utilizzati</text:h>
      <text:p text:style-name="Text_20_body">La grande maggioranza degli algoritmi utilizzati effettuano scansioni che scorrono tutto l’input una sola volta dall’inizio alla fine. Questo implica che tutti gli algoritmi utilizzati, dal parser alla ricerca, abbiano complessità lineare <text:span text:style-name="T2">Θ</text:span>(n), con n pari alla dimensione dell’input, generalmente il numero di caratteri di una query (per il parsing) o il numero di elementi in una colonna (per la ricerca). <text:span text:style-name="T4">Si utilizza la notazione </text:span><text:span text:style-name="T5">Θ per indicare che il limite lineare asintotico è sia inferiore che superiore (ovvero che gli algoritmi sono sia O(n) che Ω(n)).</text:span></text:p>
      <text:p text:style-name="Text_20_body"><text:soft-page-break/><text:span text:style-name="T5">Un’eccezione è rappresentata dall’algoritmo di ordinamento che entra in gioco con la clausola ORDER BY della SELECT. Si è scelto di utilizzare un algoritmo di ordinamento ricorsivo chiamato </text:span><text:span text:style-name="T6">Quick Sort</text:span><text:span text:style-name="T5">. L’algoritmo si basa su una metodologia di progettazione detta </text:span><text:span text:style-name="T6">divide et impera. </text:span><text:span text:style-name="T9">Questo pattern prevede la scomposizione di un problema in sotto-problemi simili fintanto che si arrivi ad un caso base la cui soluzione risulta essere immediata. Nel caso dell’ordinamento, considerata una colonna da ordinare come un vettore di elementi dello stesso tipo, il sotto-problema simile è l’ordinamento di una porzione del vettore stesso. Il caso base risulta essere un vettore costituito da un singolo elemento, che ovviamente risulta essere ordinato.</text:span></text:p>
      <text:p text:style-name="Text_20_body"><text:span text:style-name="T9">L’idea generale del </text:span><text:span text:style-name="T6">Quick Sort</text:span><text:span text:style-name="T9"> è quindi quella di dividere il vettore in due porzioni (da cui il nome </text:span><text:span text:style-name="T6">divide et impera</text:span><text:span text:style-name="T9">) a seconda del rapporto di ordinamento che gli elementi hanno con un elemento perno, detto </text:span><text:span text:style-name="T6">pivot</text:span><text:span text:style-name="T9">, attorno al quale verrà fatta la divisione. La ricerca del </text:span><text:span text:style-name="T6">pivot</text:span><text:span text:style-name="T9"> viene effettuata da un metodo di supporto, detto </text:span><text:span text:style-name="T6">partition</text:span><text:span text:style-name="T9">, che sfrutta due indici inizializzati rispettivamente in corrispondenza della seconda posizione e della fine del vettore, e che scorrono l’uno verso l’altro, </text:span><text:span text:style-name="T9">effettuando anche opportuni scambi. La posizione corretta del punto di perno, inizialmente pari a quella del primo elemento, sarà identificata dalla posizione all’interno dell’array nel quale convergono entrambi gli indici. L’esecuzione di </text:span><text:span text:style-name="T6">partition </text:span><text:span text:style-name="T9">(supponendo che si tratti di un ordinamento crescente), fa sì che la partizione di sinistra contenga tutti gli elementi minori del </text:span><text:span text:style-name="T6">pivot</text:span><text:span text:style-name="T9">, mentre la partizione destra tutti quelli maggiori; questo implica che il </text:span><text:span text:style-name="T6">pivot</text:span><text:span text:style-name="T9"> si trovi nella posizione corretta all’interno del vettore. L’elemento ricorsivo del </text:span><text:span text:style-name="T6">Quick Sort</text:span><text:span text:style-name="T9"> eseguirà poi </text:span><text:span text:style-name="T6">partition</text:span><text:span text:style-name="T9"> sulle partizioni precedentemente ottenute fino a quando queste non saranno vuote o contenenti un unico elemento. Questo sarà indice del fatto che il vettore è stato correttamente ordinato.</text:span></text:p>
      <text:p text:style-name="Text_20_body"><text:span text:style-name="T9">Questo approccio rende un algoritmo estremamente più efficiente di altri algoritmi di ordinamento lineari, come </text:span><text:span text:style-name="T6">Insertion</text:span><text:span text:style-name="T9"> e </text:span><text:span text:style-name="T6">Selection Sort, </text:span><text:span text:style-name="T9">che generalmente hanno un caso peggiore di complessità O(n</text:span><text:span text:style-name="T12">2</text:span><text:span text:style-name="T9">). Infatti, si consideri che il cuore dell’algoritmo è identificabile proprio nel metodo </text:span><text:span text:style-name="T6">partition, </text:span><text:span text:style-name="T9"><text:s/>che durante un esecuzione scansiona interamente la porzione di vettore ricevuta in input, ovvero una scansione lineare, sul numero di elementi della porzione. A titolo esemplificativo, preso un vettore di lunghezza n, la prima esecuzione di </text:span><text:span text:style-name="T6">partition</text:span><text:span text:style-name="T9"> ha complessità O(n) e genererà due porzioni di vettore. Supponendo che il pivot sia stato posizionato esattamente a metà, ovvero nel caso migliore possibile, la complessità delle successive due esecuzioni di </text:span><text:span text:style-name="T6">partition</text:span><text:span text:style-name="T9"> sarà O(n/2), e così via. Considerando che la dimensione dell’input iniziale non cambia (viene semplicemente ripartita in più esecuzioni di </text:span><text:span text:style-name="T6">partition</text:span><text:span text:style-name="T9">), è possibile considerare la complessità generale delle esecuzioni di </text:span><text:span text:style-name="T6">partition</text:span><text:span text:style-name="T9"> per ogni chiamata ricorsiva come O(n). A questo punto è sufficiente conoscere la profondità dell’albero delle chiamate ricorsive, la quale è O(logn), poiché ad ogni chiamata l’input si sdoppia. La complessità complessiva dell’input nel caso migliore è quindi O(nlogn). Si </text:span><text:span text:style-name="T10">può dimostrare che tale stima e valida anche per qualunque altra ripartizione con proporzionalità costante, poiché la profondità dell’albero varia solo per un fattore moltiplicativo costante, che nella notazione asintotica s’ignora. La variazione della complessità temporale è determinata quindi dalla scelta del </text:span><text:span text:style-name="T8">pivot</text:span><text:span text:style-name="T10">, influenzata dall’ordinamento relativo del vettore. </text:span><text:span text:style-name="T11">Il caso peggiore, infatti, prevederebbe invece uno sbilanciamento massimo del partizionamento ad ogni chiamata ricorsiva, il cui tempo di esecuzione e Θ(n2). Tuttavia, in una casistica media, e lecito pensare che si avranno sia partizioni bilanciate che sbilanciate. Possiamo aspettarci che tali partizioni appariranno casualmente all’interno dell’albero di ricorsione, ma supponendo di alternare partizionamenti migliori e peggiori, intuitivamente è possibile dire che il costo del partizionamento migliore </text:span><text:soft-page-break/><text:span text:style-name="T11">bilancerà quello peggiore, generando comunque un tempo di esecuzione pari a come se ci fossero solo partizioni buone, a meno di una costante un po' più grande (l’albero sarà quindi più profondo del caso bilanciato ottimo) nascosta pero dalla O. Inoltre, tale ordine di grandezza è anche da considerarsi ottimo per il problema dell’ordinamento. Il caso medio del </text:span><text:span text:style-name="T7">Quick Sort</text:span><text:span text:style-name="T11"> risulta quindi quindi molto più vicino a quello migliore, di complessità O(nlog n), e ciò permette di ottenere risultati di gran lunga migliori rispetto ad una soluzione più semplice, ma dalla complessità quadratica.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29T22:07:31.299000000</meta:creation-date>
    <dc:date>2020-09-06T15:18:56.41</dc:date>
    <meta:editing-duration>PT3H47M43S</meta:editing-duration>
    <meta:editing-cycles>55</meta:editing-cycles>
    <meta:generator>OpenOffice/4.1.7$Win32 OpenOffice.org_project/417m1$Build-9800</meta:generator>
    <meta:document-statistic meta:table-count="0" meta:image-count="0" meta:object-count="0" meta:page-count="4" meta:paragraph-count="28" meta:word-count="1640" meta:character-count="10972"/>
  </office:meta>
</office:document-meta>
</file>